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59cm" svg:stroke-color="#ffffff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draw:stroke-linejoin="miter" draw:fill="solid" draw:fill-color="#c0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draw:stroke-linejoin="miter" draw:fill="solid" draw:fill-color="#a6a6a6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solid" draw:fill-color="#ffc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53cm" svg:stroke-color="#ffffff" draw:stroke-linejoin="miter" draw:fill="solid" draw:fill-color="#c55a11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62cm" svg:stroke-color="#ffffff" draw:stroke-linejoin="miter" draw:fill="solid" draw:fill-color="#92d05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97cm" svg:stroke-color="#ffffff" draw:stroke-linejoin="miter" draw:fill="solid" draw:fill-color="#ffc00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>
      <style:graphic-properties style:protect="size"/>
    </style:style>
    <style:style style:name="pr1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pr2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c00000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a6a6a6"/>
      <style:paragraph-properties fo:text-align="start" style:font-independent-line-spacing="true"/>
      <style:text-properties fo:font-size="18pt"/>
    </style:style>
    <style:style style:name="P6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c55a11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92d050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ffc000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-color="#ffffff"/>
    </style:style>
    <style:style style:name="T1" style:family="text">
      <style:text-properties fo:font-variant="normal" fo:text-transform="none" fo:color="#bfbfbf" style:text-line-through-style="none" style:text-line-through-type="none" style:text-position="0% 100%" style:font-name="Cambria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" style:family="text">
      <style:text-properties fo:font-variant="normal" fo:text-transform="none" fo:color="#262626" style:text-line-through-style="none" style:text-line-through-type="none" style:text-position="0% 100%" style:font-name="Cambr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bfbfb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262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draw:frame draw:name="Slide Number Placeholder 5" presentation:style-name="pr1" draw:text-style-name="P2" draw:layer="layout" svg:width="1.828cm" svg:height="1.013cm" svg:x="26.534cm" svg:y="17.912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TextBox 2" draw:style-name="gr1" draw:text-style-name="P3" draw:layer="layout" svg:width="20.601cm" svg:height="1.944cm" svg:x="6.632cm" svg:y="0.9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">
          <draw:custom-shape draw:name="Chevron 8" draw:style-name="gr2" draw:text-style-name="P4" draw:layer="layout" svg:width="6.77cm" svg:height="0.2cm" svg:x="14.989cm" svg:y="6.111cm">
            <text:p/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Chevron 9" draw:style-name="gr2" draw:text-style-name="P4" draw:layer="layout" svg:width="6.77cm" svg:height="0.2cm" draw:transform="rotate (-3.14159265358979) translate (21.761cm 6.672cm)">
            <text:p/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draw:g draw:name="Group 10">
          <draw:custom-shape draw:name="Chevron 11" draw:style-name="gr3" draw:text-style-name="P5" draw:layer="layout" svg:width="6.77cm" svg:height="0.2cm" svg:x="13.635cm" svg:y="9.319cm">
            <text:p/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Chevron 12" draw:style-name="gr3" draw:text-style-name="P5" draw:layer="layout" svg:width="6.77cm" svg:height="0.2cm" draw:transform="rotate (-3.14159265358979) translate (20.406cm 9.846cm)">
            <text:p/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draw:g draw:name="Group 13">
          <draw:custom-shape draw:name="Chevron 14" draw:style-name="gr3" draw:text-style-name="P5" draw:layer="layout" svg:width="4.002cm" svg:height="0.2cm" svg:x="14.764cm" svg:y="4.693cm">
            <text:p/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Chevron 15" draw:style-name="gr3" draw:text-style-name="P5" draw:layer="layout" svg:width="4.002cm" svg:height="0.2cm" draw:transform="rotate (-3.14159265358979) translate (18.766cm 5.255cm)">
            <text:p/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draw:g draw:name="Group 16">
          <draw:custom-shape draw:name="Chevron 17" draw:style-name="gr3" draw:text-style-name="P5" draw:layer="layout" svg:width="2.43cm" svg:height="0.2cm" draw:transform="rotate (-3.14159265358979) translate (19.164cm 8.125cm)">
            <text:p/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Chevron 18" draw:style-name="gr3" draw:text-style-name="P5" draw:layer="layout" svg:width="2.43cm" svg:height="0.2cm" svg:x="16.738cm" svg:y="7.574cm">
            <text:p/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draw:g draw:name="Group 19">
          <draw:custom-shape draw:name="Chevron 20" draw:style-name="gr3" draw:text-style-name="P5" draw:layer="layout" svg:width="2.43cm" svg:height="0.2cm" draw:transform="rotate (-3.14159265358979) translate (23.223cm 7.827cm)">
            <text:p/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Chevron 21" draw:style-name="gr3" draw:text-style-name="P5" draw:layer="layout" svg:width="2.43cm" svg:height="0.2cm" svg:x="20.796cm" svg:y="7.276cm">
            <text:p/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draw:g draw:name="Group 22">
          <draw:custom-shape draw:name="Chevron 23" draw:style-name="gr3" draw:text-style-name="P5" draw:layer="layout" svg:width="4.002cm" svg:height="0.2cm" svg:x="9.933cm" svg:y="10.841cm">
            <text:p/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Chevron 24" draw:style-name="gr3" draw:text-style-name="P5" draw:layer="layout" svg:width="4.002cm" svg:height="0.2cm" draw:transform="rotate (-3.14159265358979) translate (13.935cm 11.367cm)">
            <text:p/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draw:g draw:name="Group 25">
          <draw:custom-shape draw:name="Chevron 26" draw:style-name="gr3" draw:text-style-name="P5" draw:layer="layout" svg:width="2.43cm" svg:height="0.2cm" draw:transform="rotate (-3.14159265358979) translate (23.797cm 10.163cm)">
            <text:p/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Chevron 27" draw:style-name="gr3" draw:text-style-name="P5" draw:layer="layout" svg:width="2.43cm" svg:height="0.2cm" svg:x="21.37cm" svg:y="9.646cm">
            <text:p/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draw:g draw:name="Group 212">
          <draw:custom-shape draw:name="Chevron 29" draw:style-name="gr4" draw:text-style-name="P6" draw:layer="layout" svg:width="1.141cm" svg:height="0.2cm" svg:x="14.933cm" svg:y="7.186cm">
            <text:p/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Chevron 30" draw:style-name="gr4" draw:text-style-name="P6" draw:layer="layout" svg:width="1.462cm" svg:height="0.2cm" draw:transform="rotate (-3.14159265358979) translate (16.019cm 7.707cm)">
            <text:p/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Oval 31" draw:style-name="gr5" draw:text-style-name="P7" draw:layer="layout" svg:width="0.338cm" svg:height="0.335cm" svg:x="15.301cm" svg:y="7.461cm">
            <text:p/>
            <draw:enhanced-geometry draw:mirror-horizontal="true" draw:mirror-vertical="tru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32">
          <draw:custom-shape draw:name="Chevron 33" draw:style-name="gr4" draw:text-style-name="P6" draw:layer="layout" svg:width="1.56cm" svg:height="0.2cm" svg:x="19.973cm" svg:y="8.277cm">
            <text:p/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Chevron 34" draw:style-name="gr4" draw:text-style-name="P6" draw:layer="layout" svg:width="1.141cm" svg:height="0.2cm" draw:transform="rotate (-3.14159265358979) translate (21.115cm 8.793cm)">
            <text:p/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Oval 35" draw:style-name="gr6" draw:text-style-name="P8" draw:layer="layout" svg:width="0.338cm" svg:height="0.335cm" svg:x="20.987cm" svg:y="8.182cm">
            <text:p/>
            <draw:enhanced-geometry draw:mirror-horizontal="true" draw:mirror-vertical="tru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36">
          <draw:custom-shape draw:name="Chevron 37" draw:style-name="gr4" draw:text-style-name="P6" draw:layer="layout" svg:width="1.141cm" svg:height="0.2cm" svg:x="14.933cm" svg:y="11.034cm">
            <text:p/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Chevron 38" draw:style-name="gr4" draw:text-style-name="P6" draw:layer="layout" svg:width="1.141cm" svg:height="0.2cm" draw:transform="rotate (-3.14159265358979) translate (16.075cm 11.569cm)">
            <text:p/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line draw:name="Straight Connector 39" draw:style-name="gr7" draw:text-style-name="P9" draw:layer="layout" svg:x1="15.497cm" svg:y1="10.344cm" svg:x2="15.555cm" svg:y2="11.343cm">
            <text:p/>
          </draw:line>
        </draw:g>
        <draw:g draw:name="Group 40">
          <draw:custom-shape draw:name="Chevron 41" draw:style-name="gr2" draw:text-style-name="P4" draw:layer="layout" svg:width="6.77cm" svg:height="0.2cm" svg:x="12.991cm" svg:y="12.364cm">
            <text:p/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Chevron 42" draw:style-name="gr2" draw:text-style-name="P4" draw:layer="layout" svg:width="6.77cm" svg:height="0.2cm" draw:transform="rotate (-3.14159265358979) translate (19.762cm 12.925cm)">
            <text:p/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draw:g draw:name="Group 46">
          <draw:custom-shape draw:name="Chevron 47" draw:style-name="gr4" draw:text-style-name="P6" draw:layer="layout" svg:width="1.141cm" svg:height="0.2cm" svg:x="19.959cm" svg:y="4.854cm">
            <text:p/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Chevron 48" draw:style-name="gr4" draw:text-style-name="P6" draw:layer="layout" svg:width="1.141cm" svg:height="0.2cm" draw:transform="rotate (-3.14159265358979) translate (21.1cm 5.389cm)">
            <text:p/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line draw:name="Straight Connector 49" draw:style-name="gr7" draw:text-style-name="P9" draw:layer="layout" svg:x1="20.523cm" svg:y1="4.164cm" svg:x2="20.581cm" svg:y2="5.163cm">
            <text:p/>
          </draw:line>
        </draw:g>
        <draw:g draw:name="Group 50">
          <draw:custom-shape draw:name="Chevron 51" draw:style-name="gr4" draw:text-style-name="P6" draw:layer="layout" svg:width="1.56cm" svg:height="0.2cm" svg:x="11.431cm" svg:y="6.321cm">
            <text:p/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Chevron 52" draw:style-name="gr4" draw:text-style-name="P6" draw:layer="layout" svg:width="1.141cm" svg:height="0.2cm" draw:transform="rotate (-3.14159265358979) translate (12.572cm 6.837cm)">
            <text:p/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Oval 53" draw:style-name="gr6" draw:text-style-name="P8" draw:layer="layout" svg:width="0.338cm" svg:height="0.335cm" svg:x="12.445cm" svg:y="6.226cm">
            <text:p/>
            <draw:enhanced-geometry draw:mirror-horizontal="true" draw:mirror-vertical="tru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54">
          <draw:custom-shape draw:name="Chevron 55" draw:style-name="gr2" draw:text-style-name="P4" draw:layer="layout" svg:width="5.702cm" svg:height="0.226cm" svg:x="9.766cm" svg:y="8.186cm">
            <text:p/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Chevron 56" draw:style-name="gr2" draw:text-style-name="P4" draw:layer="layout" svg:width="5.702cm" svg:height="0.226cm" draw:transform="rotate (-3.14159265358979) translate (15.47cm 8.819cm)">
            <text:p/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draw:g draw:name="Group 57">
          <draw:custom-shape draw:name="Chevron 58" draw:style-name="gr3" draw:text-style-name="P5" draw:layer="layout" svg:width="2.43cm" svg:height="0.2cm" draw:transform="rotate (-3.14159265358979) translate (19.762cm 11.833cm)">
            <text:p/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Chevron 59" draw:style-name="gr3" draw:text-style-name="P5" draw:layer="layout" svg:width="2.43cm" svg:height="0.2cm" svg:x="17.336cm" svg:y="11.317cm">
            <text:p/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draw:g draw:name="Group 210">
          <draw:g draw:name="Group 207">
            <draw:g draw:name="Group 60">
              <draw:custom-shape draw:name="Chevron 61" draw:style-name="gr4" draw:text-style-name="P6" draw:layer="layout" svg:width="0.856cm" svg:height="0.151cm" svg:x="8.332cm" svg:y="14.695cm">
                <text:p/>
    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?f4 *1/2"/>
                  <draw:equation draw:name="f6" draw:formula="?f4 +0-?f3 "/>
                  <draw:equation draw:name="f7" draw:formula="if(?f6 ,?f3 ,0)"/>
                  <draw:equation draw:name="f8" draw:formula="if(?f6 ,?f4 ,logwidth)"/>
                  <draw:equation draw:name="f9" draw:formula="logheight/2"/>
                  <draw:equation draw:name="f10" draw:formula="logheight"/>
                  <draw:equation draw:name="f11" draw:formula="logwidth"/>
                  <draw:handle draw:handle-position="?f4 0" draw:handle-range-x-maximum="?f1" draw:handle-range-x-minimum="0"/>
                </draw:enhanced-geometry>
              </draw:custom-shape>
              <draw:custom-shape draw:name="Chevron 62" draw:style-name="gr4" draw:text-style-name="P6" draw:layer="layout" svg:width="0.856cm" svg:height="0.151cm" draw:transform="rotate (-3.14159265358979) translate (9.189cm 15.1cm)">
                <text:p/>
    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?f4 *1/2"/>
                  <draw:equation draw:name="f6" draw:formula="?f4 +0-?f3 "/>
                  <draw:equation draw:name="f7" draw:formula="if(?f6 ,?f3 ,0)"/>
                  <draw:equation draw:name="f8" draw:formula="if(?f6 ,?f4 ,logwidth)"/>
                  <draw:equation draw:name="f9" draw:formula="logheight/2"/>
                  <draw:equation draw:name="f10" draw:formula="logheight"/>
                  <draw:equation draw:name="f11" draw:formula="logwidth"/>
                  <draw:handle draw:handle-position="?f4 0" draw:handle-range-x-maximum="?f1" draw:handle-range-x-minimum="0"/>
                </draw:enhanced-geometry>
              </draw:custom-shape>
              <draw:line draw:name="Straight Connector 63" draw:style-name="gr7" draw:text-style-name="P9" draw:layer="layout" svg:x1="8.756cm" svg:y1="14.173cm" svg:x2="8.799cm" svg:y2="14.929cm">
                <text:p/>
              </draw:line>
            </draw:g>
            <draw:custom-shape draw:name="TextBox 64" draw:style-name="gr8" draw:text-style-name="P3" draw:layer="layout" svg:width="7.001cm" svg:height="1.013cm" svg:x="9.134cm" svg:y="14.3cm">
              <text:p text:style-name="P10"><text:span text:style-name="T2">Ancient DNA (aDNA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6">
            <draw:custom-shape draw:name="Oval 68" draw:style-name="gr5" draw:text-style-name="P7" draw:layer="layout" svg:width="0.253cm" svg:height="0.253cm" svg:x="8.53cm" svg:y="16.27cm">
              <text:p/>
              <draw:enhanced-geometry draw:mirror-horizontal="true" draw:mirror-vertical="tru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Box 69" draw:style-name="gr8" draw:text-style-name="P3" draw:layer="layout" svg:width="5.084cm" svg:height="1.013cm" svg:x="10.02cm" svg:y="15.7cm">
              <text:p text:style-name="P10"><text:span text:style-name="T2">aDNA damag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8">
            <draw:g draw:name="Group 65">
              <draw:custom-shape draw:name="Chevron 66" draw:style-name="gr3" draw:text-style-name="P5" draw:layer="layout" svg:width="1.823cm" svg:height="0.151cm" draw:transform="rotate (-3.14159265358979) translate (20.357cm 14.951cm)">
                <text:p/>
    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?f4 *1/2"/>
                  <draw:equation draw:name="f6" draw:formula="?f4 +0-?f3 "/>
                  <draw:equation draw:name="f7" draw:formula="if(?f6 ,?f3 ,0)"/>
                  <draw:equation draw:name="f8" draw:formula="if(?f6 ,?f4 ,logwidth)"/>
                  <draw:equation draw:name="f9" draw:formula="logheight/2"/>
                  <draw:equation draw:name="f10" draw:formula="logheight"/>
                  <draw:equation draw:name="f11" draw:formula="logwidth"/>
                  <draw:handle draw:handle-position="?f4 0" draw:handle-range-x-maximum="?f1" draw:handle-range-x-minimum="0"/>
                </draw:enhanced-geometry>
              </draw:custom-shape>
              <draw:custom-shape draw:name="Chevron 67" draw:style-name="gr3" draw:text-style-name="P5" draw:layer="layout" svg:width="1.823cm" svg:height="0.151cm" svg:x="18.537cm" svg:y="14.535cm">
                <text:p/>
    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?f4 *1/2"/>
                  <draw:equation draw:name="f6" draw:formula="?f4 +0-?f3 "/>
                  <draw:equation draw:name="f7" draw:formula="if(?f6 ,?f3 ,0)"/>
                  <draw:equation draw:name="f8" draw:formula="if(?f6 ,?f4 ,logwidth)"/>
                  <draw:equation draw:name="f9" draw:formula="logheight/2"/>
                  <draw:equation draw:name="f10" draw:formula="logheight"/>
                  <draw:equation draw:name="f11" draw:formula="logwidth"/>
                  <draw:handle draw:handle-position="?f4 0" draw:handle-range-x-maximum="?f1" draw:handle-range-x-minimum="0"/>
                </draw:enhanced-geometry>
              </draw:custom-shape>
            </draw:g>
            <draw:custom-shape draw:name="TextBox 70" draw:style-name="gr8" draw:text-style-name="P3" draw:layer="layout" svg:width="4.957cm" svg:height="1.013cm" svg:x="20.302cm" svg:y="14.126cm">
              <text:p text:style-name="P10"><text:span text:style-name="T2">Microbial DNA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9">
            <draw:g draw:name="Group 43">
              <draw:custom-shape draw:name="Chevron 44" draw:style-name="gr2" draw:text-style-name="P4" draw:layer="layout" svg:width="4.278cm" svg:height="0.171cm" svg:x="16.333cm" svg:y="15.731cm">
                <text:p/>
    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?f4 *1/2"/>
                  <draw:equation draw:name="f6" draw:formula="?f4 +0-?f3 "/>
                  <draw:equation draw:name="f7" draw:formula="if(?f6 ,?f3 ,0)"/>
                  <draw:equation draw:name="f8" draw:formula="if(?f6 ,?f4 ,logwidth)"/>
                  <draw:equation draw:name="f9" draw:formula="logheight/2"/>
                  <draw:equation draw:name="f10" draw:formula="logheight"/>
                  <draw:equation draw:name="f11" draw:formula="logwidth"/>
                  <draw:handle draw:handle-position="?f4 0" draw:handle-range-x-maximum="?f1" draw:handle-range-x-minimum="0"/>
                </draw:enhanced-geometry>
              </draw:custom-shape>
              <draw:custom-shape draw:name="Chevron 45" draw:style-name="gr2" draw:text-style-name="P4" draw:layer="layout" svg:width="4.278cm" svg:height="0.171cm" draw:transform="rotate (-3.14159265358979) translate (20.612cm 16.21cm)">
                <text:p/>
    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?f4 *1/2"/>
                  <draw:equation draw:name="f6" draw:formula="?f4 +0-?f3 "/>
                  <draw:equation draw:name="f7" draw:formula="if(?f6 ,?f3 ,0)"/>
                  <draw:equation draw:name="f8" draw:formula="if(?f6 ,?f4 ,logwidth)"/>
                  <draw:equation draw:name="f9" draw:formula="logheight/2"/>
                  <draw:equation draw:name="f10" draw:formula="logheight"/>
                  <draw:equation draw:name="f11" draw:formula="logwidth"/>
                  <draw:handle draw:handle-position="?f4 0" draw:handle-range-x-maximum="?f1" draw:handle-range-x-minimum="0"/>
                </draw:enhanced-geometry>
              </draw:custom-shape>
            </draw:g>
            <draw:custom-shape draw:name="TextBox 71" draw:style-name="gr9" draw:text-style-name="P3" draw:layer="layout" svg:width="4.832cm" svg:height="1.775cm" svg:x="20.534cm" svg:y="15.126cm">
              <text:p text:style-name="P11"><text:span text:style-name="T2">Present-day human DNA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Rectangle 211" draw:style-name="gr10" draw:text-style-name="P3" draw:layer="layout" svg:width="18.001cm" svg:height="3.098cm" svg:x="7.732cm" svg:y="13.9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13">
          <draw:custom-shape draw:name="Chevron 214" draw:style-name="gr3" draw:text-style-name="P5" draw:layer="layout" svg:width="2.43cm" svg:height="0.2cm" draw:transform="rotate (-3.14159265358979) translate (13.215cm 5.528cm)">
            <text:p/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Chevron 215" draw:style-name="gr3" draw:text-style-name="P5" draw:layer="layout" svg:width="2.43cm" svg:height="0.2cm" svg:x="10.788cm" svg:y="5.012cm">
            <text:p/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presentation:notes draw:style-name="dp2">
          <draw:page-thumbnail draw:style-name="gr11" draw:layer="layout" svg:width="14.848cm" svg:height="11.135cm" svg:x="3.075cm" svg:y="2.257cm" draw:page-number="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text-align="start"/>
      <style:text-properties fo:font-size="28pt"/>
    </style:style>
    <style:style style:name="MP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9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1">Click to edit Master title </text:span><text:span text:style-name="MT1">style</text:span></text:p>
        </draw:text-box>
      </draw:frame>
      <draw:frame draw:name="Content Placeholder 2" presentation:style-name="Mpr2" draw:text-style-name="MP10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2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6"><text:date style:data-style-name="D1" text:date-value="2016-10-25">10/25/16</text:date></text:span></text:p>
        </draw:text-box>
      </draw:frame>
      <draw:frame draw:name="Footer Placeholder 4" presentation:style-name="Mpr3" draw:text-style-name="MP12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2" draw:layer="backgroundobjects" svg:width="7.619cm" svg:height="1.013cm" svg:x="23.918cm" svg:y="17.657cm" presentation:class="page-number" presentation:user-transformed="true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5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mateja_hajdinjak</meta:initial-creator>
    <meta:editing-cycles>2</meta:editing-cycles>
    <meta:creation-date>2016-10-20T14:24:25</meta:creation-date>
    <dc:date>2016-10-25T03:19:12.125160509</dc:date>
    <meta:editing-duration>PT7M47S</meta:editing-duration>
    <meta:generator>LibreOffice/5.1.4.2$Linux_x86 LibreOffice_project/10m0$Build-2</meta:generator>
    <meta:document-statistic meta:object-count="9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